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3gVRbjPig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34:16.207154616</meta:creation-date>
    <dc:date>2019-02-25T17:35:41.491070543</dc:date>
    <meta:editing-duration>PT1M32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6.1.4.2$Linux_X86_64 LibreOffice_project/10$Build-2</meta:generator>
  </office:meta>
</office:document-meta>
</file>